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fe7f5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274cm"/>
    </style:style>
    <style:style style:name="gr5" style:family="graphic" style:parent-style-name="standard">
      <style:graphic-properties draw:fill-image-width="0cm" draw:fill-image-height="0cm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4.699cm" svg:x="14.306cm" svg:y="3.1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7.364cm" svg:y="3.1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10.858cm" svg:y="3.1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4.124cm" svg:y="3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4.124cm" svg:y="8.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7.342cm" svg:y="8.9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10.824cm" svg:y="8.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14.327cm" svg:y="8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14.222cm" svg:y="14.4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7.28cm" svg:y="14.4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10.774cm" svg:y="14.4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4.04cm" svg:y="14.4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4.04cm" svg:y="20.1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7.24cm" svg:y="20.1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10.74cm" svg:y="20.1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14.243cm" svg:y="20.1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4.167cm" svg:y="3.159cm">
          <text:p text:style-name="P1"><text:span text:style-name="T1">VM4</text:span></text:p>
          <text:p text:style-name="P1"><text:span text:style-name="T1">0.7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7.367cm" svg:y="3.159cm">
          <text:p text:style-name="P1"><text:span text:style-name="T1">VM5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10.767cm" svg:y="3.159cm">
          <text:p text:style-name="P1"><text:span text:style-name="T1">VM6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63cm" svg:x="14.267cm" svg:y="3.18cm">
          <text:p text:style-name="P1"><text:span text:style-name="T1">VM1</text:span></text:p>
          <text:p text:style-name="P1"><text:span text:style-name="T1">0.2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10.779cm" svg:y="14.462cm">
          <text:p text:style-name="P1"><text:span text:style-name="T1">VM6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397cm" svg:x="14.267cm" svg:y="4.81cm">
          <text:p text:style-name="P1"><text:span text:style-name="T1">VM2</text:span></text:p>
          <text:p text:style-name="P1"><text:span text:style-name="T1">0.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52cm" svg:x="14.267cm" svg:y="6.08cm">
          <text:p text:style-name="P1"><text:span text:style-name="T1">VM3</text:span></text:p>
          <text:p text:style-name="P1"><text:span text:style-name="T1">0.1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44cm" svg:height="3.41cm" draw:transform="skewX (0.0813323431429358) rotate (-1.57254165604689) translate (18.882cm 16.743cm)">
          <text:p/>
          <draw:enhanced-geometry svg:viewBox="0 0 21600 21600" draw:text-areas="0 0 21600 21600" draw:type="circular-arrow" draw:modifiers="180 -6.3958684745074 7453.3394840265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3" draw:layer="layout" svg:width="5.08cm" svg:height="1.524cm" svg:x="13.594cm" svg:y="8.039cm">
          <draw:text-box>
            <text:p text:style-name="P3"><text:span text:style-name="T1">MIGRATE VM3</text:span></text:p>
          </draw:text-box>
        </draw:frame>
        <draw:custom-shape draw:style-name="gr2" draw:text-style-name="P2" draw:layer="layout" svg:width="1.778cm" svg:height="4.672cm" svg:x="4.167cm" svg:y="8.859cm">
          <text:p text:style-name="P1"><text:span text:style-name="T1">VM4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2.244cm" svg:x="7.267cm" svg:y="11.287cm">
          <text:p text:style-name="P1"><text:span text:style-name="T1">VM5</text:span></text:p>
          <text:p text:style-name="P1"><text:span text:style-name="T1">0.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4.167cm" svg:y="3.159cm">
          <text:p text:style-name="P1"><text:span text:style-name="T1">VM4</text:span></text:p>
          <text:p text:style-name="P1"><text:span text:style-name="T1">0.7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2.358cm" svg:x="7.267cm" svg:y="8.874cm">
          <text:p text:style-name="P1"><text:span text:style-name="T1">VM3</text:span></text:p>
          <text:p text:style-name="P1"><text:span text:style-name="T1">0.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52cm" svg:x="14.267cm" svg:y="6.08cm">
          <text:p text:style-name="P1"><text:span text:style-name="T1">VM3</text:span></text:p>
          <text:p text:style-name="P1"><text:span text:style-name="T1">0.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2.503cm" svg:x="14.267cm" svg:y="8.911cm">
          <text:p text:style-name="P1"><text:span text:style-name="T1">VM2</text:span></text:p>
          <text:p text:style-name="P1"><text:span text:style-name="T1">0.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397cm" svg:x="14.267cm" svg:y="4.811cm">
          <text:p text:style-name="P1"><text:span text:style-name="T1">VM2</text:span></text:p>
          <text:p text:style-name="P1"><text:span text:style-name="T1">0.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397cm" svg:x="14.267cm" svg:y="4.811cm">
          <text:p text:style-name="P1"><text:span text:style-name="T1">VM2</text:span></text:p>
          <text:p text:style-name="P1"><text:span text:style-name="T1">0.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2.196cm" svg:x="14.267cm" svg:y="11.414cm">
          <text:p text:style-name="P1"><text:span text:style-name="T1">VM1</text:span></text:p>
          <text:p text:style-name="P1"><text:span text:style-name="T1">0.2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41cm" svg:height="3.278cm" draw:transform="skewX (0.0162315620435473) rotate (-1.57254165604689) translate (4.952cm 11.101cm)">
          <text:p/>
          <draw:enhanced-geometry svg:viewBox="0 0 21600 21600" draw:text-areas="0 0 21600 21600" draw:mirror-horizontal="true" draw:mirror-vertical="false" draw:type="circular-arrow" draw:modifiers="180 -6.3958684745074 7453.3394840265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3" draw:layer="layout" svg:width="5.08cm" svg:height="1.524cm" svg:x="1.594cm" svg:y="13.639cm">
          <draw:text-box>
            <text:p text:style-name="P3"><text:span text:style-name="T1">MIGRATE VM3</text:span></text:p>
          </draw:text-box>
        </draw:frame>
        <draw:frame draw:style-name="gr4" draw:text-style-name="P3" draw:layer="layout" svg:width="5.08cm" svg:height="1.524cm" svg:x="13.694cm" svg:y="19.339cm">
          <draw:text-box>
            <text:p text:style-name="P3"><text:span text:style-name="T1">MIGRATE VM2</text:span></text:p>
          </draw:text-box>
        </draw:frame>
        <draw:custom-shape draw:style-name="gr2" draw:text-style-name="P2" draw:layer="layout" svg:width="1.778cm" svg:height="2.543cm" svg:x="4.067cm" svg:y="14.459cm">
          <text:p text:style-name="P1"><text:span text:style-name="T1">VM4</text:span></text:p>
          <text:p text:style-name="P1"><text:span text:style-name="T1">0.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4.167cm" svg:y="8.859cm">
          <text:p text:style-name="P1"><text:span text:style-name="T1">VM4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2.358cm" svg:x="4.067cm" svg:y="16.974cm">
          <text:p text:style-name="P1"><text:span text:style-name="T1">VM3</text:span></text:p>
          <text:p text:style-name="P1"><text:span text:style-name="T1">0.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7.267cm" svg:y="14.459cm">
          <text:p text:style-name="P1"><text:span text:style-name="T1">VM5</text:span></text:p>
          <text:p text:style-name="P1"><text:span text:style-name="T1">0.7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10.779cm" svg:y="8.874cm">
          <text:p text:style-name="P1"><text:span text:style-name="T1">VM6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14.327cm" svg:y="14.4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2.503cm" svg:x="14.267cm" svg:y="14.511cm">
          <text:p text:style-name="P1"><text:span text:style-name="T1">VM2</text:span></text:p>
          <text:p text:style-name="P1"><text:span text:style-name="T1">0.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2.196cm" svg:x="14.267cm" svg:y="17.014cm">
          <text:p text:style-name="P1"><text:span text:style-name="T1">VM1</text:span></text:p>
          <text:p text:style-name="P1"><text:span text:style-name="T1">0.2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44cm" svg:height="3.41cm" draw:transform="skewX (0.0813323431429358) rotate (-1.57254165604689) translate (18.882cm 5.143cm)">
          <text:p/>
          <draw:enhanced-geometry svg:viewBox="0 0 21600 21600" draw:text-areas="0 0 21600 21600" draw:type="circular-arrow" draw:modifiers="180 -6.3958684745074 7453.3394840265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1.778cm" svg:height="4.699cm" svg:x="4.041cm" svg:y="20.2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2.543cm" svg:x="4.068cm" svg:y="20.26cm">
          <text:p text:style-name="P1"><text:span text:style-name="T1">VM4</text:span></text:p>
          <text:p text:style-name="P1"><text:span text:style-name="T1">0.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2.358cm" svg:x="4.068cm" svg:y="22.775cm">
          <text:p text:style-name="P1"><text:span text:style-name="T1">VM3</text:span></text:p>
          <text:p text:style-name="P1"><text:span text:style-name="T1">0.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2.304cm" svg:x="7.267cm" svg:y="20.159cm">
          <text:p text:style-name="P1"><text:span text:style-name="T1">VM5</text:span></text:p>
          <text:p text:style-name="P1"><text:span text:style-name="T1">0.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2.4cm" svg:x="7.267cm" svg:y="22.463cm">
          <text:p text:style-name="P1"><text:span text:style-name="T1">VM2</text:span></text:p>
          <text:p text:style-name="P1"><text:span text:style-name="T1">0.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10.779cm" svg:y="20.162cm">
          <text:p text:style-name="P1"><text:span text:style-name="T1">VM6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14.179cm" svg:y="20.162cm">
          <text:p text:style-name="P1"><text:span text:style-name="T1">VM1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97cm" svg:height="1.905cm" svg:x="9.382cm" svg:y="26.1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7.874cm" svg:height="1.524cm" svg:x="6.215cm" svg:y="25.23cm">
          <draw:text-box>
            <text:p text:style-name="P3"><text:span text:style-name="T1">MIGRATE VM2 and VM3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.778cm" svg:height="4.699cm" svg:x="14.306cm" svg:y="3.1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6.064cm" svg:y="3.1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8.958cm" svg:y="3.1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3.424cm" svg:y="3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3.424cm" svg:y="8.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6.142cm" svg:y="8.9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8.824cm" svg:y="8.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14.327cm" svg:y="8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4.04cm" svg:y="20.1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7.24cm" svg:y="20.1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10.74cm" svg:y="20.1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6.067cm" svg:y="3.159cm">
          <text:p text:style-name="P1"><text:span text:style-name="T1">VM5</text:span></text:p>
          <text:p text:style-name="P1"><text:span text:style-name="T1">0.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2.64cm" svg:x="8.867cm" svg:y="5.191cm">
          <text:p text:style-name="P1"><text:span text:style-name="T1">VM6</text:span></text:p>
          <text:p text:style-name="P1"><text:span text:style-name="T1">0.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8cm" svg:x="14.267cm" svg:y="3.18cm">
          <text:p text:style-name="P1"><text:span text:style-name="T1">VM1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44cm" svg:height="3.41cm" draw:transform="skewX (0.0813323431429358) rotate (-1.57254165604689) translate (18.882cm 16.743cm)">
          <text:p/>
          <draw:enhanced-geometry svg:viewBox="0 0 21600 21600" draw:text-areas="0 0 21600 21600" draw:type="circular-arrow" draw:modifiers="180 -6.3958684745074 7453.3394840265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3" draw:layer="layout" svg:width="5.08cm" svg:height="1.524cm" svg:x="13.594cm" svg:y="8.039cm">
          <draw:text-box>
            <text:p text:style-name="P3"><text:span text:style-name="T1">MIGRATE VM3</text:span></text:p>
          </draw:text-box>
        </draw:frame>
        <draw:custom-shape draw:style-name="gr2" draw:text-style-name="P2" draw:layer="layout" svg:width="1.778cm" svg:height="4.672cm" svg:x="3.467cm" svg:y="8.859cm">
          <text:p text:style-name="P1"><text:span text:style-name="T1">VM4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53cm" svg:x="6.067cm" svg:y="9.001cm">
          <text:p text:style-name="P1"><text:span text:style-name="T1">VM5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3.467cm" svg:y="3.159cm">
          <text:p text:style-name="P1"><text:span text:style-name="T1">VM4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2.503cm" svg:x="14.267cm" svg:y="8.911cm">
          <text:p text:style-name="P1"><text:span text:style-name="T1">VM2</text:span></text:p>
          <text:p text:style-name="P1"><text:span text:style-name="T1">0.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2.196cm" svg:x="14.267cm" svg:y="11.414cm">
          <text:p text:style-name="P1"><text:span text:style-name="T1">VM3</text:span></text:p>
          <text:p text:style-name="P1"><text:span text:style-name="T1">0.1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41cm" svg:height="3.278cm" draw:transform="skewX (0.0162315620435473) rotate (-1.57254165604689) translate (4.452cm 11.101cm)">
          <text:p/>
          <draw:enhanced-geometry svg:viewBox="0 0 21600 21600" draw:text-areas="0 0 21600 21600" draw:mirror-horizontal="true" draw:mirror-vertical="false" draw:type="circular-arrow" draw:modifiers="180 -6.3958684745074 7453.3394840265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3" draw:layer="layout" svg:width="5.08cm" svg:height="1.524cm" svg:x="13.694cm" svg:y="19.339cm">
          <draw:text-box>
            <text:p text:style-name="P3"><text:span text:style-name="T1">MIGRATE VM1</text:span></text:p>
          </draw:text-box>
        </draw:frame>
        <draw:custom-shape draw:style-name="gr2" draw:text-style-name="P2" draw:layer="layout" svg:width="1.778cm" svg:height="4.672cm" svg:x="3.467cm" svg:y="8.859cm">
          <text:p text:style-name="P1"><text:span text:style-name="T1">VM4</text:span></text:p>
          <text:p text:style-name="P1"><text:span text:style-name="T1">0.7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8.779cm" svg:y="8.874cm">
          <text:p text:style-name="P1"><text:span text:style-name="T1">VM6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44cm" svg:height="3.41cm" draw:transform="skewX (0.0813323431429358) rotate (-1.57254165604689) translate (18.882cm 5.143cm)">
          <text:p/>
          <draw:enhanced-geometry svg:viewBox="0 0 21600 21600" draw:text-areas="0 0 21600 21600" draw:type="circular-arrow" draw:modifiers="180 -6.3958684745074 7453.3394840265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1.778cm" svg:height="4.699cm" svg:x="4.041cm" svg:y="20.2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2.543cm" svg:x="4.068cm" svg:y="20.26cm">
          <text:p text:style-name="P1"><text:span text:style-name="T1">VM4</text:span></text:p>
          <text:p text:style-name="P1"><text:span text:style-name="T1">0.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2.358cm" svg:x="4.068cm" svg:y="22.775cm">
          <text:p text:style-name="P1"><text:span text:style-name="T1">VM1</text:span></text:p>
          <text:p text:style-name="P1"><text:span text:style-name="T1">0.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717cm" svg:x="7.267cm" svg:y="20.159cm">
          <text:p text:style-name="P1"><text:span text:style-name="T1">VM5</text:span></text:p>
          <text:p text:style-name="P1"><text:span text:style-name="T1">0.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10.779cm" svg:y="20.162cm">
          <text:p text:style-name="P1"><text:span text:style-name="T1">VM6</text:span></text:p>
          <text:p text:style-name="P1"><text:span text:style-name="T1">0.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2.133cm" svg:x="8.879cm" svg:y="3.185cm">
          <text:p text:style-name="P1"><text:span text:style-name="T1">VM3</text:span></text:p>
          <text:p text:style-name="P1"><text:span text:style-name="T1">0.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8cm" svg:x="11.567cm" svg:y="3.18cm">
          <text:p text:style-name="P1"><text:span text:style-name="T1">VM2</text:span></text:p>
          <text:p text:style-name="P1"><text:span text:style-name="T1">0.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11.607cm" svg:y="8.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8cm" svg:x="11.568cm" svg:y="8.881cm">
          <text:p text:style-name="P1"><text:span text:style-name="T1">VM1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3.425cm" svg:y="14.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6.143cm" svg:y="14.4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8.825cm" svg:y="14.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3.468cm" svg:y="14.359cm">
          <text:p text:style-name="P1"><text:span text:style-name="T1">VM4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76cm" svg:x="6.068cm" svg:y="14.401cm">
          <text:p text:style-name="P1"><text:span text:style-name="T1">VM5</text:span></text:p>
          <text:p text:style-name="P1"><text:span text:style-name="T1">0.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2.503cm" svg:x="14.268cm" svg:y="14.411cm">
          <text:p text:style-name="P1"><text:span text:style-name="T1">VM2</text:span></text:p>
          <text:p text:style-name="P1"><text:span text:style-name="T1">0.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2.196cm" svg:x="14.268cm" svg:y="16.914cm">
          <text:p text:style-name="P1"><text:span text:style-name="T1">VM3</text:span></text:p>
          <text:p text:style-name="P1"><text:span text:style-name="T1">0.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3.468cm" svg:y="14.359cm">
          <text:p text:style-name="P1"><text:span text:style-name="T1">VM4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8.78cm" svg:y="14.374cm">
          <text:p text:style-name="P1"><text:span text:style-name="T1">VM6</text:span></text:p>
          <text:p text:style-name="P1"><text:span text:style-name="T1">0.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11.608cm" svg:y="14.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8cm" svg:x="11.569cm" svg:y="14.381cm">
          <text:p text:style-name="P1"><text:span text:style-name="T1">VM1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2.503cm" svg:x="14.268cm" svg:y="20.312cm">
          <text:p text:style-name="P1"><text:span text:style-name="T1">VM2</text:span></text:p>
          <text:p text:style-name="P1"><text:span text:style-name="T1">0.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2.196cm" svg:x="14.268cm" svg:y="22.815cm">
          <text:p text:style-name="P1"><text:span text:style-name="T1">VM3</text:span></text:p>
          <text:p text:style-name="P1"><text:span text:style-name="T1">0.2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43cm" svg:height="1.651cm" svg:x="9.255cm" svg:y="25.1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15.794cm" svg:height="1.524cm" svg:x="3.494cm" svg:y="26.939cm">
          <draw:text-box>
            <text:p text:style-name="P3"><text:span text:style-name="T1">MIGRATE VM1 to return to initial pha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it </meta:initial-creator>
    <meta:creation-date>2014-01-02T16:59:33</meta:creation-date>
    <dc:date>2014-01-03T10:26:20</dc:date>
    <dc:creator>Amit </dc:creator>
    <meta:editing-duration>PT14H48M4S</meta:editing-duration>
    <meta:editing-cycles>2</meta:editing-cycles>
    <meta:generator>LibreOffice/3.6$Linux_X86_64 LibreOffice_project/360m1$Build-2</meta:generator>
    <meta:document-statistic meta:object-count="105"/>
  </office:meta>
</office:document-meta>
</file>